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nformation</text:h>
      <text:p text:style-name="Text_20_body">Liebe SchülerInnen,</text:p>
      <text:p text:style-name="Text_20_body">Den angekündigten Test schreiben wir (hoffentlich) am 16.12. da ja dann alle wieder in der Schule sind. </text:p>
      <text:p text:style-name="Text_20_body">Für die Stunden am 9.12. könnt ihr aus folgenden Aufgabenstellungen eine pflichtig selbstständig wählen und eine kurze Vorstellung für die Stunde am 16.12. vorbereiten:</text:p>
      <text:list xml:id="list29479570" text:style-name="L1">
        <text:list-item>
          <text:p text:style-name="P2">richtig direkt oder indirekt Zitieren</text:p>
        </text:list-item>
        <text:list-item>
          <text:p text:style-name="P2">Bibliografieren (welche Angaben bei welchen Quellen, was gehört in das Verzeichnis)</text:p>
        </text:list-item>
        <text:list-item>
          <text:p text:style-name="P2">andere Suchmaschinen als Google bzw. sinnvolle Nutzung der erweiterten Suche (an Beispielen)</text:p>
        </text:list-item>
        <text:list-item>
          <text:p text:style-name="P1">Bibliographie in Texstudio (eigenes Beispiel)</text:p>
        </text:list-item>
      </text:list>
      <text:p text:style-name="Text_20_body">Alle Themen laufen im Selbststudium, das ist im Seminarkurs sowieso das Wichtigste. Also entscheiden, Informationen suchen, durcharbeiten bzw. probieren und zusammenfassen. Im Test sind diese Themen nicht relevant.</text:p>
      <text:p text:style-name="Text_20_body">Bis dahi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2-09T13:26:20.384000000</dc:date>
    <meta:editing-duration>PT10S</meta:editing-duration>
    <meta:editing-cycles>1</meta:editing-cycles>
    <meta:document-statistic meta:table-count="0" meta:image-count="0" meta:object-count="0" meta:page-count="1" meta:paragraph-count="10" meta:word-count="111" meta:character-count="787" meta:non-whitespace-character-count="689"/>
  </office:meta>
</office:document-meta>
</file>